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007in solid #000000"/>
    </style:style>
    <style:style style:name="Table2" style:family="table">
      <style:table-properties style:width="6.8486in" table:align="margins"/>
    </style:style>
    <style:style style:name="Table2.A" style:family="table-column">
      <style:table-column-properties style:column-width="2.1368in" style:rel-column-width="3077*"/>
    </style:style>
    <style:style style:name="Table2.B" style:family="table-column">
      <style:table-column-properties style:column-width="4.7118in" style:rel-column-width="678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P2" style:family="paragraph" style:parent-style-name="Standard" style:list-style-name="L2"/>
    <style:style style:name="P3" style:family="paragraph" style:parent-style-name="Standard">
      <style:text-properties style:text-underline-style="none"/>
    </style:style>
    <style:style style:name="P4" style:family="paragraph" style:parent-style-name="Standard" style:list-style-name="L2">
      <style:text-properties style:text-underline-style="none"/>
    </style:style>
    <style:style style:name="P5" style:family="paragraph" style:parent-style-name="Standard" style:list-style-name="L3">
      <style:text-properties style:text-underline-style="none"/>
    </style:style>
    <style:style style:name="P6" style:family="paragraph" style:parent-style-name="Standard" style:list-style-name="L4">
      <style:text-properties style:text-underline-style="none"/>
    </style:style>
    <style:style style:name="P7" style:family="paragraph" style:parent-style-name="Standard" style:list-style-name="L5">
      <style:text-properties style:text-underline-style="none"/>
    </style:style>
    <style:style style:name="T1" style:family="text">
      <style:text-properties style:text-underline-style="solid" style:text-underline-width="auto" style:text-underline-color="font-color"/>
    </style:style>
    <style:style style:name="T2"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able:table table:name="Table2" table:style-name="Table2">
              <table:table-column table:style-name="Table2.A"/>
              <table:table-column table:style-name="Table2.B"/>
              <table:table-row>
                <table:table-cell table:style-name="Table2.A1" office:value-type="string">
                  <text:p text:style-name="Table_20_Contents">zufolge</text:p>
                </table:table-cell>
                <table:table-cell table:style-name="Table2.B1" office:value-type="string">
                  <text:p text:style-name="Table_20_Contents">prep. (dat. or gen.) in consequence of, according to, as result of</text:p>
                </table:table-cell>
              </table:table-row>
              <table:table-row>
                <table:table-cell table:style-name="Table2.A2" office:value-type="string">
                  <text:p text:style-name="Table_20_Contents">e Demoskopie(-n)</text:p>
                </table:table-cell>
                <table:table-cell table:style-name="Table2.B2" office:value-type="string">
                  <text:p text:style-name="Table_20_Contents">opinion poll(ing)</text:p>
                </table:table-cell>
              </table:table-row>
              <table:table-row>
                <table:table-cell table:style-name="Table2.A2" office:value-type="string">
                  <text:p text:style-name="Table_20_Contents">angeben</text:p>
                </table:table-cell>
                <table:table-cell table:style-name="Table2.B2" office:value-type="string">
                  <text:p text:style-name="Table_20_Contents">give (facts, reasons, one's name); state; specify; indicate</text:p>
                </table:table-cell>
              </table:table-row>
              <table:table-row>
                <table:table-cell table:style-name="Table2.A2" office:value-type="string">
                  <text:p text:style-name="Table_20_Contents">ausschlaggebend</text:p>
                </table:table-cell>
                <table:table-cell table:style-name="Table2.B2" office:value-type="string">
                  <text:p text:style-name="Table_20_Contents">decisive, determing</text:p>
                </table:table-cell>
              </table:table-row>
              <table:table-row>
                <table:table-cell table:style-name="Table2.A2" office:value-type="string">
                  <text:p text:style-name="Table_20_Contents">bekanntgeben</text:p>
                </table:table-cell>
                <table:table-cell table:style-name="Table2.B2" office:value-type="string">
                  <text:p text:style-name="Table_20_Contents">to announce, to disclose, to notify</text:p>
                </table:table-cell>
              </table:table-row>
              <table:table-row>
                <table:table-cell table:style-name="Table2.A2" office:value-type="string">
                  <text:p text:style-name="Table_20_Contents">je</text:p>
                </table:table-cell>
                <table:table-cell table:style-name="Table2.B2" office:value-type="string">
                  <text:p text:style-name="Table_20_Contents">each, every; per</text:p>
                </table:table-cell>
              </table:table-row>
              <table:table-row>
                <table:table-cell table:style-name="Table2.A2" office:value-type="string">
                  <text:p text:style-name="Table_20_Contents">der Ausdrucke(-ü-n)</text:p>
                </table:table-cell>
                <table:table-cell table:style-name="Table2.B2" office:value-type="string">
                  <text:p text:style-name="Table_20_Contents">expression, phrase; concept; print out</text:p>
                </table:table-cell>
              </table:table-row>
              <table:table-row>
                <table:table-cell table:style-name="Table2.A2" office:value-type="string">
                  <text:p text:style-name="Table_20_Contents">vertreten</text:p>
                  <text:p text:style-name="Table_20_Contents">jmdn vertreten</text:p>
                </table:table-cell>
                <table:table-cell table:style-name="Table2.B2" office:value-type="string">
                  <text:p text:style-name="Table_20_Contents">to represent, to substitute fo so.</text:p>
                  <text:p text:style-name="Table_20_Contents">to act in place of</text:p>
                </table:table-cell>
              </table:table-row>
              <table:table-row>
                <table:table-cell table:style-name="Table2.A2" office:value-type="string">
                  <text:p text:style-name="Table_20_Contents">die Meinung vertreten</text:p>
                  <text:p text:style-name="Table_20_Contents">die Meinung vertreten, daß</text:p>
                </table:table-cell>
                <table:table-cell table:style-name="Table2.B2" office:value-type="string">
                  <text:p text:style-name="Table_20_Contents">to advance a view</text:p>
                  <text:p text:style-name="Table_20_Contents">to be of the opinion that</text:p>
                </table:table-cell>
              </table:table-row>
              <table:table-row>
                <table:table-cell table:style-name="Table2.A2" office:value-type="string">
                  <text:p text:style-name="Table_20_Contents">etw. zustimmen</text:p>
                </table:table-cell>
                <table:table-cell table:style-name="Table2.B2" office:value-type="string">
                  <text:p text:style-name="Table_20_Contents">to accept sth.</text:p>
                </table:table-cell>
              </table:table-row>
              <table:table-row>
                <table:table-cell table:style-name="Table2.A2" office:value-type="string">
                  <text:p text:style-name="Table_20_Contents">die Arbeitslosigkeit</text:p>
                </table:table-cell>
                <table:table-cell table:style-name="Table2.B2" office:value-type="string">
                  <text:p text:style-name="Table_20_Contents">joblessness, umemployment</text:p>
                </table:table-cell>
              </table:table-row>
              <table:table-row>
                <table:table-cell table:style-name="Table2.A2" office:value-type="string">
                  <text:p text:style-name="Table_20_Contents">veranlassen</text:p>
                </table:table-cell>
                <table:table-cell table:style-name="Table2.B2" office:value-type="string">
                  <text:p text:style-name="Table_20_Contents">to prompt, to induce, to cause, to occasion</text:p>
                </table:table-cell>
              </table:table-row>
              <table:table-row>
                <table:table-cell table:style-name="Table2.A2" office:value-type="string">
                  <text:p text:style-name="Table_20_Contents">die Arbeitskräfte(pl.)</text:p>
                </table:table-cell>
                <table:table-cell table:style-name="Table2.B2" office:value-type="string">
                  <text:p text:style-name="Table_20_Contents">workforce, labor force, manpower</text:p>
                </table:table-cell>
              </table:table-row>
              <table:table-row>
                <table:table-cell table:style-name="Table2.A2" office:value-type="string">
                  <text:p text:style-name="Table_20_Contents">auf der Strecke bleiben</text:p>
                </table:table-cell>
                <table:table-cell table:style-name="Table2.B2" office:value-type="string">
                  <text:p text:style-name="Table_20_Contents">to fall by the wayside</text:p>
                </table:table-cell>
              </table:table-row>
              <table:table-row>
                <table:table-cell table:style-name="Table2.A2" office:value-type="string">
                  <text:p text:style-name="Table_20_Contents">versetzen</text:p>
                </table:table-cell>
                <table:table-cell table:style-name="Table2.B2" office:value-type="string">
                  <text:p text:style-name="Table_20_Contents">to move, to relocate, to shift, to displace, so shift sth.</text:p>
                </table:table-cell>
              </table:table-row>
              <table:table-row>
                <table:table-cell table:style-name="Table2.A2" office:value-type="string">
                  <text:p text:style-name="Table_20_Contents">mies (adj.)</text:p>
                </table:table-cell>
                <table:table-cell table:style-name="Table2.B2" office:value-type="string">
                  <text:p text:style-name="Table_20_Contents">lousy, rotten, crummy</text:p>
                </table:table-cell>
              </table:table-row>
              <table:table-row>
                <table:table-cell table:style-name="Table2.A2" office:value-type="string">
                  <text:p text:style-name="Table_20_Contents">nörgeln</text:p>
                </table:table-cell>
                <table:table-cell table:style-name="Table2.B2" office:value-type="string">
                  <text:p text:style-name="Table_20_Contents">to grouse, to carp, to beef, to belly ache</text:p>
                </table:table-cell>
              </table:table-row>
              <table:table-row>
                <table:table-cell table:style-name="Table2.A2" office:value-type="string">
                  <text:p text:style-name="Table_20_Contents">herumnörgeln</text:p>
                </table:table-cell>
                <table:table-cell table:style-name="Table2.B2" office:value-type="string">
                  <text:p text:style-name="Table_20_Contents">to nag, to grumble, to carp at sth., to find fault</text:p>
                </table:table-cell>
              </table:table-row>
            </table:table>
            <text:p text:style-name="Standard"/>
          </table:table-cell>
        </table:table-row>
      </table:table>
      <text:p text:style-name="Standard"/>
      <text:p text:style-name="Standard">Jeder fünfte Deutsche würde einer Umfrage zufolge gerne auswandern. Wie das Institut für Demoskopie Allensbach gestern miteilte, sind Länder in West- und Südeuropa die beliebstesten Ziele der Auswanderungswillgen. <text:s/>Für die Studie befrage das Institut 883 Menschen. Mehr als die Hälfte der Auswanderungswillgen gab an, daß ihnen andere Länder besser gefielen als Deutschland. Berufliche Überlegungen wären für rund ein Dittel ausschlaggebend, seltener wurden familiäre und steuerliche Gründe genannt.</text:p>
      <text:p text:style-name="Standard"/>
      <text:p text:style-name="Standard">Every fifth German would like to emigrate according to a survey. As the Allensbach Institute for Opinion Polling yerterday made known, countries in west and south Europe are the most popular destinations of those desiring to emigrate. More than half of the potential emigrees indicated that thez like other countries more than Germany. For about a third occupational considerations were decisive, less frequently family and tax reasons were given.</text:p>
      <text:p text:style-name="Standard"/>
      <text:p text:style-name="Standard">II.)</text:p>
      <text:list xml:id="list671465378" text:style-name="L1">
        <text:list-item>
          <text:p text:style-name="P1">Wo ist das Institut für Demoskopie gefunden?</text:p>
        </text:list-item>
        <text:list-item>
          <text:p text:style-name="P1">Welche Länder sind die beliebstesten Ziele der Auswanderungswillgen?</text:p>
        </text:list-item>
        <text:list-item>
          <text:p text:style-name="P1">Wen befragten die Institut für Demoskopie für die Umfrage?</text:p>
        </text:list-item>
        <text:list-item>
          <text:p text:style-name="P1">Wie viele Menschen befragen die Institut für Demoskopie, um die Umfrage zu machen/erfüllen?</text:p>
        </text:list-item>
        <text:list-item>
          <text:p text:style-name="P1">Was für Grunde und Überlegungen war am wichtigsten für die Auswanderungswillgen?</text:p>
        </text:list-item>
      </text:list>
      <text:p text:style-name="Standard"><text:soft-page-break/></text:p>
      <text:p text:style-name="Standard">III.)</text:p>
      <text:list xml:id="list1396152746" text:style-name="L2">
        <text:list-item>
          <text:p text:style-name="P2">einer Umfrage <text:span text:style-name="T1">zufolge </text:span><text:span text:style-name="T2"><text:s text:c="2"/>- entsprechend (prep <text:s/>+ dat.), gemäß (prep + dat.); im Ergebnis, als Erbegnis von</text:span></text:p>
        </text:list-item>
        <text:list-item>
          <text:p text:style-name="P4">bekannt geben – mitteilen, offenlegen</text:p>
        </text:list-item>
        <text:list-item>
          <text:p text:style-name="P4">populärsten – beliebstesten, weitverbreitet</text:p>
        </text:list-item>
        <text:list-item>
          <text:p text:style-name="P4">more than 50% – mehr als die Hälfte</text:p>
        </text:list-item>
        <text:list-item>
          <text:p text:style-name="P4">wichtig, von großer Bedeutung – wesentlich (significant), bedeutend</text:p>
          <text:p text:style-name="P4"/>
        </text:list-item>
      </text:list>
      <text:p text:style-name="P3">IV.)</text:p>
      <text:list xml:id="list1372331980" text:style-name="L3">
        <text:list-item>
          <text:p text:style-name="P5">jeder – keiner</text:p>
        </text:list-item>
        <text:list-item>
          <text:p text:style-name="P5">auswandern – einwandern</text:p>
        </text:list-item>
        <text:list-item>
          <text:p text:style-name="P5">andere – gleich</text:p>
        </text:list-item>
        <text:list-item>
          <text:p text:style-name="P5">besser – schlechter, schlimmer</text:p>
        </text:list-item>
        <text:list-item>
          <text:p text:style-name="P5">gefällen – ablehnen; nicht mögen; nicht leiden können</text:p>
        </text:list-item>
        <text:list-item>
          <text:p text:style-name="P5">öfter – selten, kaum, knapp</text:p>
        </text:list-item>
      </text:list>
      <text:p text:style-name="P3"/>
      <text:p text:style-name="P3">V.)</text:p>
      <text:list xml:id="list851625020" text:style-name="L4">
        <text:list-item>
          <text:p text:style-name="P6">Ich denke, daß</text:p>
        </text:list-item>
        <text:list-item>
          <text:p text:style-name="P6">Ich glaube, daß</text:p>
        </text:list-item>
        <text:list-item>
          <text:p text:style-name="P6">Ich meine, daß</text:p>
        </text:list-item>
        <text:list-item>
          <text:p text:style-name="P6">Meiner Meinung nach</text:p>
        </text:list-item>
        <text:list-item>
          <text:p text:style-name="P6">Wenn Sie mich fragen, dann vertrete ich die Meinung, denn</text:p>
        </text:list-item>
        <text:list-item>
          <text:p text:style-name="P6">Ich kann Ihnen leider nicht zustimmen, weil</text:p>
        </text:list-item>
      </text:list>
      <text:p text:style-name="P3"/>
      <text:p text:style-name="P3">Diskussonspunkte:</text:p>
      <text:p text:style-name="P3"/>
      <text:list xml:id="list1203900483" text:style-name="L5">
        <text:list-item>
          <text:p text:style-name="P7">Die hohe Arbeitslosigkeit veranlaßt viele Deutsche, ihr Land zu verlassen.</text:p>
        </text:list-item>
        <text:list-item>
          <text:p text:style-name="P7">Die Löhne und Gehälter in anderene Industrieländern sind höher.</text:p>
        </text:list-item>
        <text:list-item>
          <text:p text:style-name="P7">Oft such man nach billgeren Arbeitskräften im Osten, und die Westdeutschen bleiben aud der Strecke.</text:p>
        </text:list-item>
        <text:list-item>
          <text:p text:style-name="P7">Das ständige Regenwetter versetzt viele Deutsche in eine miese Stimmung.</text:p>
        </text:list-item>
        <text:list-item>
          <text:p text:style-name="P7">Die Deustschen mögen ihre Mitbürger oft nicht.</text:p>
        </text:list-item>
        <text:list-item>
          <text:p text:style-name="P7">Viele Deutsche nörgeln allem heru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urt krueckeberg</meta:initial-creator>
    <meta:creation-date>2010-07-29T20:46:43</meta:creation-date>
    <dc:date>2010-07-30T10:02:22</dc:date>
    <dc:creator>kurt krueckeberg</dc:creator>
    <meta:editing-duration>PT01H26M32S</meta:editing-duration>
    <meta:editing-cycles>33</meta:editing-cycles>
    <meta:generator>OpenOffice.org/3.2$Linux OpenOffice.org_project/320m12$Build-9483</meta:generator>
    <meta:printed-by>kurt krueckeberg</meta:printed-by>
    <meta:print-date>2010-07-30T10:01:28</meta:print-date>
    <meta:document-statistic meta:table-count="2" meta:image-count="0" meta:object-count="0" meta:page-count="2" meta:paragraph-count="75" meta:word-count="520" meta:character-count="3310"/>
  </office:meta>
</office:document-meta>
</file>